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5299in"/>
    </style:style>
    <style:style style:name="Table1.B" style:family="table-column">
      <style:table-column-properties style:column-width="2.641in"/>
    </style:style>
    <style:style style:name="Table1.C" style:family="table-column">
      <style:table-column-properties style:column-width="2.5222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T1" style:family="text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Алгоритм решения задачи</text:h>
      <text:p text:style-name="Text_20_body">Ваша задача идеально подходит под классическую RAG-архитектуру (Retrieval-Augmented Generation), как отметил ваш знакомый. Scibox здесь играет ключевую роль как OpenAI-совместимый провайдер: вы можете использовать его API для embeddings (векторизации) и LLM (генерации ответов). Я опишу полный алгоритм как пайплайн, с акцентом на real-time подсказки для оператора. Это будет веб-приложение (например, на Streamlit или FastAPI + React), где оператор видит чат клиента, а ИИ в реальном времени предлагает рекомендации на основе базы знаний (документы, FAQ, инструкции).</text:p>
      <text:h text:style-name="Heading_20_4" text:outline-level="4">Предлагаемый стек технологий</text:h>
      <text:p text:style-name="Text_20_body">Для хакатона выбираем простой, быстрый в реализации стек, чтобы уложиться во время. Всё можно собрать за 1-2 дня, без сложного обучения (RAG не требует fine-tuning).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Компонент</text:p>
            </table:table-cell>
            <table:table-cell table:style-name="Table1.A1" office:value-type="string">
              <text:p text:style-name="Table_20_Heading">Рекомендация</text:p>
            </table:table-cell>
            <table:table-cell table:style-name="Table1.A1" office:value-type="string">
              <text:p text:style-name="Table_20_Heading">Почему?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Язык/Фреймворк</text:span></text:p>
          </table:table-cell>
          <table:table-cell table:style-name="Table1.A1" office:value-type="string">
            <text:p text:style-name="Table_20_Contents">Python + LangChain (для RAG-пайплайна)</text:p>
          </table:table-cell>
          <table:table-cell table:style-name="Table1.A1" office:value-type="string">
            <text:p text:style-name="Table_20_Contents">LangChain упрощает интеграцию embeddings, retrieval и LLM. Легко добавить стриминг и chaining (классификация + NER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mbeddings (векторизация)</text:span></text:p>
          </table:table-cell>
          <table:table-cell table:style-name="Table1.A1" office:value-type="string">
            <text:p text:style-name="Table_20_Contents">Scibox API (модель: <text:span text:style-name="Source_20_Text">text-embedding-3-small</text:span> или аналогичная OpenAI-compatible)</text:p>
          </table:table-cell>
          <table:table-cell table:style-name="Table1.A1" office:value-type="string">
            <text:p text:style-name="Table_20_Contents">Низкая latency, хорошая семантика. Размер embedding: 1536 dims. Альтернатива: HuggingFaceSentenceTransformers, если Scibox недоступен локально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Разбивка текста (chunking)</text:span></text:p>
          </table:table-cell>
          <table:table-cell table:style-name="Table1.A1" office:value-type="string">
            <text:p text:style-name="Table_20_Contents">RecursiveCharacterTextSplitter (из LangChain)</text:p>
          </table:table-cell>
          <table:table-cell table:style-name="Table1.A1" office:value-type="string">
            <text:p text:style-name="Table_20_Contents">Разбивает документы на чанки по 500-1000 токенов с overlap 20%, чтобы сохранить контекст. Поддерживает метаданные (e.g., источник документа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Векторная БД</text:span></text:p>
          </table:table-cell>
          <table:table-cell table:style-name="Table1.A1" office:value-type="string">
            <text:p text:style-name="Table_20_Contents">FAISS (Facebook AI Similarity Search)</text:p>
          </table:table-cell>
          <table:table-cell table:style-name="Table1.A1" office:value-type="string">
            <text:p text:style-name="Table_20_Contents">Локальная, быстрая, не требует облака. Индексация по cosine similarity. Для scale-up: Pinecone (облачная, с API). Хранит ~10k чанков легко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LLM для генерации/классификации/NER</text:span></text:p>
          </table:table-cell>
          <table:table-cell table:style-name="Table1.A1" office:value-type="string">
            <text:p text:style-name="Table_20_Contents">Scibox API (модель: GPT-4o-mini или Grok-аналог)</text:p>
          </table:table-cell>
          <table:table-cell table:style-name="Table1.A1" office:value-type="string">
            <text:p text:style-name="Table_20_Contents">OpenAI-compatible, поддерживает стриминг. Для NER и классификации: chain из LangChain (e.g., <text:span text:style-name="Source_20_Text">create_extraction_chain</text:span>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Веб-интерфейс</text:span></text:p>
          </table:table-cell>
          <table:table-cell table:style-name="Table1.A1" office:value-type="string">
            <text:p text:style-name="Table_20_Contents">Streamlit (backend + UI)</text:p>
          </table:table-cell>
          <table:table-cell table:style-name="Table1.A1" office:value-type="string">
            <text:p text:style-name="Table_20_Contents">Быстрое прототипирование чата с real-time обновлениями. WebSocket для стриминга подсказок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Дополнительно</text:span></text:p>
          </table:table-cell>
          <table:table-cell table:style-name="Table1.A1" office:value-type="string">
            <text:p text:style-name="Table_20_Contents">Pydantic (для валидации), Celery (если нужен background ingestion)</text:p>
          </table:table-cell>
          <table:table-cell table:style-name="Table1.A1" office:value-type="string">
            <text:p text:style-name="Table_20_Contents">Для обработки больших баз знаний.</text:p>
          </table:table-cell>
        </table:table-row>
      </table:table>
      <text:p text:style-name="Standard"/>
      <text:h text:style-name="Heading_20_4" text:outline-level="4"><text:soft-page-break/>Шаговый алгоритм (RAG-пайплайн с классификацией и NER)</text:h>
      <text:p text:style-name="Text_20_body">Алгоритм разделён на этапы: подготовка (ingestion, один раз), обработка запроса (real-time). Добавляем классификацию (e.g., тип тикета: "техническая проблема", "возврат") и NER (извлечение сущностей: имя продукта, версия, email) для точного retrieval. Всё в реальном времени (&lt;2 сек на ответ).</text:p>
      <text:list xml:id="list4287976661" text:style-name="L1">
        <text:list-item>
          <text:p text:style-name="P2"><text:span text:style-name="Strong_20_Emphasis">Подготовка базы знаний (Ingestion Pipeline)</text:span>: </text:p>
          <text:list>
            <text:list-item>
              <text:p text:style-name="P2">Загрузите документы (PDF, TXT, FAQ) из папки или URL. </text:p>
            </text:list-item>
            <text:list-item>
              <text:p text:style-name="P2">Разбейте на чанки: splitter = RecursiveCharacterTextSplitter(chunk_size=800, chunk_overlap=100). </text:p>
            </text:list-item>
            <text:list-item>
              <text:p text:style-name="P2">Векторизуйте: embeddings = SciboxEmbeddings(model="text-embedding-3-small"); получите векторы для каждого чанка. </text:p>
            </text:list-item>
            <text:list-item>
              <text:p text:style-name="P2">Добавьте метаданные (e.g., {"source": "FAQ_v1", "category": "billing"}). </text:p>
            </text:list-item>
            <text:list-item>
              <text:p text:style-name="P2">Сохраните в FAISS: vectorstore = FAISS.from_documents(chunks, embeddings). Индекс готов к поиску. </text:p>
            </text:list-item>
          </text:list>
        </text:list-item>
        <text:list-item>
          <text:p text:style-name="P2"><text:span text:style-name="Strong_20_Emphasis">Обработка входящего запроса (Real-time Query Pipeline)</text:span>: </text:p>
          <text:list>
            <text:list-item>
              <text:p text:style-name="P2"><text:span text:style-name="Strong_20_Emphasis">Вход</text:span>: Текст запроса клиента (e.g., "Мой iPhone 14 не заряжается после обновления iOS 17"). </text:p>
            </text:list-item>
            <text:list-item>
              <text:p text:style-name="P2"><text:span text:style-name="Strong_20_Emphasis">Шаг 2.1: Классификация и NER</text:span> (используя LLM-chain): </text:p>
              <text:list>
                <text:list-item>
                  <text:p text:style-name="P2">Prompt для LLM: "Классифицируй запрос: [query]. Категории: technical, billing, return. Извлеки сущности: product, version, issue." </text:p>
                </text:list-item>
                <text:list-item>
                  <text:p text:style-name="P2">Выход: JSON {"category": "technical", "entities": {"product": "iPhone 14", "version": "iOS 17", "issue": "charging"}}. </text:p>
                </text:list-item>
                <text:list-item>
                  <text:p text:style-name="P2">Это фильтрует retrieval (e.g., искать только в категории "technical"). </text:p>
                </text:list-item>
              </text:list>
            </text:list-item>
            <text:list-item>
              <text:p text:style-name="P2"><text:span text:style-name="Strong_20_Emphasis">Шаг 2.2: Retrieval</text:span>: </text:p>
              <text:list>
                <text:list-item>
                  <text:p text:style-name="P2">Векторизуйте запрос: query_embedding = embeddings.embed_query(query). </text:p>
                </text:list-item>
                <text:list-item>
                  <text:p text:style-name="P2">Поиск top-k (k=3-5) похожих чанков: docs = vectorstore.similarity_search(query, k=5, filter={"category": classification['category']}). </text:p>
                </text:list-item>
                <text:list-item>
                  <text:p text:style-name="P2">Метрика: Cosine similarity (&gt;0.8 для релевантности). </text:p>
                </text:list-item>
              </text:list>
            </text:list-item>
            <text:list-item>
              <text:p text:style-name="P2"><text:span text:style-name="Strong_20_Emphasis">Шаг 2.3: Генерация рекомендации</text:span>: </text:p>
              <text:list>
                <text:list-item>
                  <text:p text:style-name="P2">Prompt для LLM: "На основе этих документов: {docs}. И сущностей: {entities}. Сгенерируй краткую рекомендацию для оператора: шаг за шагом, с цитатами из базы. Формат: 'Подсказка: [text]. Источник: [doc]'." </text:p>
                </text:list-item>
                <text:list-item>
                  <text:p text:style-name="P2">Стриминг: response = llm.stream(prompt) — выводите по токенам для real-time (оператор видит подсказку "на лету"). </text:p>
                </text:list-item>
                <text:list-item>
                  <text:p text:style-name="P2">Добавьте fallback: Если релевантность низкая, предложите эскалацию к человеку. </text:p>
                </text:list-item>
              </text:list>
            </text:list-item>
            <text:list-item>
              <text:p text:style-name="P2"><text:span text:style-name="Strong_20_Emphasis">Выход</text:span>: Подсказка для оператора (e.g., "Шаг 1: Проверьте кабель. Из FAQ: 'Для iOS 17 сбросьте настройки'"). Показать в UI рядом с чатом клиента. </text:p>
            </text:list-item>
          </text:list>
        </text:list-item>
        <text:list-item>
          <text:p text:style-name="P2"><text:span text:style-name="Strong_20_Emphasis">Деплой и фичи</text:span>: </text:p>
          <text:list>
            <text:list-item>
              <text:p text:style-name="P2">Real-time: WebSocket в Streamlit для обновлений. </text:p>
            </text:list-item>
            <text:list-item>
              <text:p text:style-name="P2">Цитирование: Добавьте ссылки на источники в ответе (метаданные из docs). </text:p>
            </text:list-item>
            <text:list-item>
              <text:p text:style-name="P2">Логика эскалации: Если confidence &lt;0.7 (из LLM), кнопка "Передать оператору". </text:p>
            </text:list-item>
            <text:list-item>
              <text:p text:style-name="P1"><text:soft-page-break/>Тестирование: Симулируйте запросы, измерьте latency (цель: &lt;1 сек на retrieval). </text:p>
            </text:list-item>
          </text:list>
        </text:list-item>
      </text:list>
      <text:p text:style-name="Text_20_body">Этот алгоритм масштабируем: для больших баз — батчинг ingestion. Продуктовая ценность: Снижает время ответа оператора на 50%, минимизирует ошибки, интегрируется в существующие CRM (e.g., Zendesk API).</text:p>
      <text:p text:style-name="Standard"/>
      <text:h text:style-name="Heading_20_3" text:outline-level="3">Примеры продуктов, решивших похожую задачу</text:h>
      <text:list xml:id="list3233829632" text:style-name="L2">
        <text:list-item>
          <text:p text:style-name="P4"><text:span text:style-name="Strong_20_Emphasis">DoorDash (DashPass Support Chatbot)</text:span>: RAG-чатбот для поддержки курьеров (Dashers). Система сжимает разговоры, ищет релевантные статьи/кейсы в базе, генерирует ответы с guardrails (проверка точности). Результат: Быстрее разрешения тикетов, меньше эскалаций. </text:p>
        </text:list-item>
        <text:list-item>
          <text:p text:style-name="P4">https://www.evidentlyai.com/blog/rag-examples</text:p>
        </text:list-item>
        <text:list-item>
          <text:p text:style-name="P4"><text:span text:style-name="Strong_20_Emphasis">LinkedIn (Customer Service Q&amp;A)</text:span>: RAG с knowledge graph на основе исторических тикетов. Для запроса строит подграф, retrieves релевантные узлы, генерирует ответы. Сократило время разрешения на 28.6%. </text:p>
        </text:list-item>
        <text:list-item>
          <text:p text:style-name="P4"><text:span text:style-name="Strong_20_Emphasis">Thomson Reuters (Support Executive Assistant)</text:span>: RAG для поиска в внутренних доках, refinement через seq-to-seq модель для структурированных ответов. Чат-интерфейс с цитатами, снижает галлюцинации, ускоряет поддержку. </text:p>
        </text:list-item>
        <text:list-item>
          <text:p text:style-name="P4"><text:span text:style-name="Strong_20_Emphasis">BotPenguin (RAG-Ready AI Agents)</text:span>: Платформа для чатботов поддержки, подключает RAG к докам/FAQ. Генерирует персонализированные ответы в реальном времени по каналам (WhatsApp, web). Идеально для SMB, без обучения. </text:p>
        </text:list-item>
        <text:list-item>
          <text:p text:style-name="P4">https://botpenguin.com/blogs/most-useful-rag-application-and-use-cases</text:p>
        </text:list-item>
        <text:list-item>
          <text:p text:style-name="P3"><text:span text:style-name="Strong_20_Emphasis">Commercient (RAG Chat Assistant)</text:span>: Специализированный ассистент для B2B-поддержки, retrieves из CRM/доков для точных ответов. Пример: Аналогично Amazon AI, где боты трекают заказы/возвраты из базы без человека. </text:p>
        </text:list-item>
        <text:list-item>
          <text:p text:style-name="P3"><text:a xlink:type="simple" xlink:href="https://www.commercient.com/transforming-customer-support-with-commercient-rag-chat-assistant/?srsltid=AfmBOoo8SVit7GlYRbvztwPyUpzdHGm0owgSefASaWF-XR-gh82TAqmH" text:style-name="Internet_20_link" text:visited-style-name="Visited_20_Internet_20_Link">https://www.commercient.com/transforming-customer-support-with-commercient-rag-chat-assistant/?srsltid=AfmBOoo8SVit7GlYRbvztwPyUpzdHGm0owgSefASaWF-XR-gh82TAqmH</text:a></text:p>
        </text:list-item>
      </text:list>
      <text:p text:style-name="Text_20_body"/>
      <text:h text:style-name="Heading_20_3" text:outline-level="3">Рекомендуемые датасеты с Kaggle:</text:h>
      <text:list xml:id="list4090405809" text:style-name="L3">
        <text:list-item>
          <text:p text:style-name="P6"><text:span text:style-name="Strong_20_Emphasis">Customer Service Chat Data 30k Rows</text:span>: 30k строк чат-логов клиентов поддержки. Идеально для NLP-анализа запросов и симуляции real-time подсказок. </text:p>
        </text:list-item>
        <text:list-item>
          <text:p text:style-name="P6"><text:span text:style-name="Strong_20_Emphasis">Customer Support Ticket Dataset</text:span>: Тикеты поддержки с описаниями проблем. Подходит для классификации и извлечения ключевых сущностей (тип issues, приоритеты). </text:p>
        </text:list-item>
        <text:list-item>
          <text:p text:style-name="P6"><text:span text:style-name="Strong_20_Emphasis">Tech Support Conversations Dataset</text:span>: Синтетические диалоги о технических проблемах с resolutions. Хорош для генерации рекомендаций на основе инструкций. </text:p>
        </text:list-item>
        <text:list-item>
          <text:p text:style-name="P6"><text:span text:style-name="Strong_20_Emphasis">Bitext Gen AI Chatbot Customer Support Dataset</text:span>: Данные для тренировки чатботов в customer support, с intents и queries. Можно использовать как knowledge base для RAG. </text:p>
        </text:list-item>
        <text:list-item>
          <text:p text:style-name="P6"><text:span text:style-name="Strong_20_Emphasis">Customer Support on Twitter</text:span>: 3M+ твитов и ответов брендов. Полезно для анализа неструктурированных запросов и entity extraction. </text:p>
        </text:list-item>
        <text:list-item>
          <text:p text:style-name="P6"><text:soft-page-break/><text:span text:style-name="Strong_20_Emphasis">Ecommerce-FAQ-Chatbot-Dataset</text:span>: FAQ и Q&amp;A для e-commerce. Прямо как база знаний для подсказок оператору. </text:p>
        </text:list-item>
        <text:list-item>
          <text:p text:style-name="P5"><text:span text:style-name="Strong_20_Emphasis">FAQ Datasets for Chatbot Training</text:span>: Пары вопросов-ответов для тренировки. Легко адаптировать под retrieval чанков. </text:p>
        </text:list-item>
      </text:list>
      <text:h text:style-name="Heading_20_3" text:outline-level="3">Другие источники (Hugging Face и GitHub):</text:h>
      <text:list xml:id="list1245841596" text:style-name="L4">
        <text:list-item>
          <text:p text:style-name="P8"><text:span text:style-name="Strong_20_Emphasis">Tobi-Bueck/customer-support-tickets</text:span> (Hugging Face): Многоязычные email-тикеты с ответами агентов, категориями (technical support, customer service) и приоритетами. Отлично для RAG с фильтрацией по метаданным. </text:p>
        </text:list-item>
        <text:list-item>
          <text:p text:style-name="P8"><text:span text:style-name="Strong_20_Emphasis">Bitext-customer-support-llm-chatbot-training-dataset</text:span> (Hugging Face): Синтетический датасет для fine-tuning LLM в support, с intents (cancel_order, payment_issue и т.д.). Подходит для domain adaptation в RAG. </text:p>
        </text:list-item>
        <text:list-item>
          <text:p text:style-name="P7"><text:span text:style-name="Strong_20_Emphasis">KG-RAG-datasets</text:span> (GitHub от Docugami): Eval-датасеты для RAG с multi-doc retrieval (single-doc/multi-chunk). Идеально для тестирования вашего пайплайна на knowledge graph-like базах. </text:p>
        </text:list-item>
      </text:list>
      <text:p text:style-name="Text_20_body">Для хакатона начните с Kaggle-датасетов — они бесплатны, в CSV/JSON, легко интегрируются в LangChain/FAISS. Если нужно больше FAQ, комбинируйте с Hugging Face. Тестируйте на подмножестве (e.g., 1k записей) для скорости. Если датасет не имеет ответов, генерируйте синтетические через Scibox LLM.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4T18:42:12.389863433</meta:creation-date>
    <dc:date>2025-10-04T18:47:59.018068390</dc:date>
    <meta:editing-duration>PT5M46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4" meta:paragraph-count="79" meta:word-count="1000" meta:character-count="8151" meta:non-whitespace-character-count="7230"/>
  </office:meta>
</office:document-meta>
</file>